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0.598cm" fo:min-width="2.386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0.526cm" fo:min-width="2.38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501cm" fo:min-width="1.6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cm" fo:min-width="2.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0.6cm" fo:min-width="1.62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0.876cm" fo:min-width="1.62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cm" fo:min-width="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23f62" draw:marker-end="Стили_20_стрелок_20_1" draw:marker-end-width="0.3cm" draw:fill="solid" draw:fill-color="#aadcf7" draw:textarea-vertical-align="middle" loext:decorative="false"/>
    </style:style>
    <style:style style:name="gr9" style:family="graphic" style:parent-style-name="objectwithoutfill">
      <style:graphic-properties svg:stroke-color="#023f62" draw:marker-end="Стили_20_стрелок_20_2" draw:marker-end-width="0.3cm" draw:fill="solid" draw:fill-color="#aadcf7" draw:textarea-vertical-align="middle" loext:decorative="false"/>
    </style:style>
    <style:style style:name="gr10" style:family="graphic" style:parent-style-name="objectwithoutfill">
      <style:graphic-properties svg:stroke-color="#023f62" draw:marker-end="Стили_20_стрелок_20_3" draw:marker-end-width="0.3cm" draw:fill="solid" draw:fill-color="#aadcf7" draw:textarea-vertical-align="middle" loext:decorative="false"/>
    </style:style>
    <style:style style:name="gr11" style:family="graphic" style:parent-style-name="objectwithoutfill">
      <style:graphic-properties svg:stroke-color="#023f62" draw:marker-end="Стили_20_стрелок_20_4" draw:marker-end-width="0.3cm" draw:fill="solid" draw:fill-color="#aadcf7" draw:textarea-vertical-align="middle" loext:decorative="false"/>
    </style:style>
    <style:style style:name="gr12" style:family="graphic" style:parent-style-name="standard">
      <style:graphic-properties svg:stroke-color="#023f62" draw:fill="solid" draw:fill-color="#aadcf7" draw:textarea-vertical-align="middle" loext:decorative="false"/>
    </style:style>
    <style:style style:name="gr13" style:family="graphic" style:parent-style-name="objectwithoutfill">
      <style:graphic-properties svg:stroke-color="#023f62" draw:marker-end="Стили_20_стрелок_20_5" draw:marker-end-width="0.3cm" draw:fill="solid" draw:fill-color="#aadcf7" draw:textarea-vertical-align="middle" loext:decorative="false"/>
    </style:style>
    <style:style style:name="gr14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2.251cm" fo:min-width="3.06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23f62" draw:marker-end="Стили_20_стрелок_20_6" draw:marker-end-width="0.3cm" draw:fill="solid" draw:fill-color="#aadcf7" draw:textarea-vertical-align="middle" loext:decorative="false"/>
    </style:style>
    <style:style style:name="gr16" style:family="graphic" style:parent-style-name="objectwithoutfill">
      <style:graphic-properties svg:stroke-color="#023f62" draw:marker-end="Стили_20_стрелок_20_8" draw:marker-end-width="0.3cm" draw:fill="solid" draw:fill-color="#aadcf7" draw:textarea-vertical-align="middle" loext:decorative="false"/>
    </style:style>
    <style:style style:name="gr17" style:family="graphic" style:parent-style-name="objectwithoutfill">
      <style:graphic-properties svg:stroke-color="#023f62" draw:marker-end="Стили_20_стрелок_20_9" draw:marker-end-width="0.3cm" draw:fill="solid" draw:fill-color="#aadcf7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adcf7"/>
      <style:paragraph-properties fo:text-align="center" style:writing-mode="lr-tb"/>
    </style:style>
    <style:style style:name="P3" style:family="paragraph">
      <style:paragraph-properties fo:text-align="center"/>
      <style:text-properties fo:letter-spacing="-0.03cm"/>
    </style:style>
    <style:style style:name="P4" style:family="paragraph">
      <loext:graphic-properties draw:fill="solid" draw:fill-color="#aadcf7"/>
      <style:paragraph-properties fo:text-align="center" style:writing-mode="lr-tb"/>
      <style:text-properties fo:letter-spacing="-0.03cm"/>
    </style:style>
    <style:style style:name="P5" style:family="paragraph">
      <loext:graphic-properties draw:fill="solid" draw:fill-color="#aadcf7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letter-spacing="-0.03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2cm" svg:height="1.2cm" svg:x="8.337cm" svg:y="1.5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7" draw:id="id17" draw:layer="layout" svg:width="3.2cm" svg:height="1.1cm" svg:x="8.2cm" svg:y="28.15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2" draw:id="id2" draw:layer="layout" svg:width="3.5cm" svg:height="1.75cm" svg:x="8.2cm" svg:y="3.75cm">
          <text:p text:style-name="P3"><text:span text:style-name="T1">а,b,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3" draw:id="id3" draw:layer="layout" svg:width="3.25cm" svg:height="1.25cm" svg:x="8.312cm" svg:y="6.75cm">
          <text:p text:style-name="P1">i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4.25cm" svg:height="1.7cm" svg:x="7.812cm" svg:y="9.05cm">
          <text:p text:style-name="P1">a &gt; 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13" draw:id="id13" draw:layer="layout" svg:width="4.25cm" svg:height="2.25cm" svg:x="7.812cm" svg:y="21.5cm">
          <text:p text:style-name="P1">i !=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5" draw:id="id5" draw:layer="layout" svg:width="2.5cm" svg:height="1.25cm" svg:x="4.5cm" svg:y="10.55cm">
          <text:p text:style-name="P1">i = i 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9.937cm" svg:y1="2.7cm" svg:x2="9.95cm" svg:y2="3.75cm" draw:start-shape="id1" draw:start-glue-point="6" draw:end-shape="id2" draw:end-glue-point="5" svg:d="M9937 2700l13 1050" svg:viewBox="0 0 14 1051">
          <text:p/>
        </draw:connector>
        <draw:connector draw:style-name="gr9" draw:text-style-name="P5" draw:layer="layout" draw:type="line" svg:x1="9.95cm" svg:y1="5.5cm" svg:x2="9.937cm" svg:y2="6.75cm" draw:start-shape="id2" draw:start-glue-point="8" draw:end-shape="id3" draw:end-glue-point="4" svg:d="M9950 5500l-13 1250" svg:viewBox="0 0 14 1251">
          <text:p/>
        </draw:connector>
        <draw:connector draw:style-name="gr10" draw:text-style-name="P5" draw:layer="layout" draw:type="line" svg:x1="9.937cm" svg:y1="8cm" svg:x2="9.937cm" svg:y2="9.05cm" draw:start-shape="id3" draw:start-glue-point="6" draw:end-shape="id4" draw:end-glue-point="4" svg:d="M9937 8000v1050" svg:viewBox="0 0 1 1051">
          <text:p/>
        </draw:connector>
        <draw:connector draw:style-name="gr11" draw:text-style-name="P5" draw:layer="layout" svg:x1="7.812cm" svg:y1="9.9cm" svg:x2="5.75cm" svg:y2="10.55cm" draw:start-shape="id4" draw:start-glue-point="5" draw:end-shape="id5" draw:end-glue-point="4" svg:d="M7812 9900h-2062v650" svg:viewBox="0 0 2063 651">
          <text:p/>
        </draw:connector>
        <draw:connector draw:style-name="gr12" draw:text-style-name="P5" xml:id="id6" draw:id="id6" draw:layer="layout" draw:line-skew="0cm -0.052cm" svg:x1="12.062cm" svg:y1="9.9cm" svg:x2="5.75cm" svg:y2="11.8cm" draw:start-shape="id4" draw:start-glue-point="7" draw:end-shape="id5" draw:end-glue-point="6" svg:d="M12062 9900h502v2350h-6814v-450" svg:viewBox="0 0 6815 2351">
          <text:p/>
        </draw:connector>
        <draw:connector draw:style-name="gr13" draw:text-style-name="P5" draw:layer="layout" draw:line-skew="-0.503cm 2.851cm" svg:x1="12.564cm" svg:y1="12.25cm" svg:x2="9.937cm" svg:y2="13.05cm" draw:start-shape="id6" draw:start-glue-point="0" draw:end-shape="id7" draw:end-glue-point="4" svg:d="M12564 12250h-2-2625v800" svg:viewBox="0 0 2628 801">
          <text:p/>
        </draw:connector>
        <draw:custom-shape draw:style-name="gr5" draw:text-style-name="P2" xml:id="id7" draw:id="id7" draw:layer="layout" svg:width="4.25cm" svg:height="1.7cm" svg:x="7.812cm" svg:y="13.05cm">
          <text:p text:style-name="P1">b &gt; 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8" draw:id="id8" draw:layer="layout" svg:width="2.5cm" svg:height="1.25cm" svg:x="4.5cm" svg:y="14.5cm">
          <text:p text:style-name="P6">i = i 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5" draw:layer="layout" svg:x1="7.812cm" svg:y1="13.9cm" svg:x2="5.75cm" svg:y2="14.5cm" draw:start-shape="id7" draw:start-glue-point="5" draw:end-shape="id8" draw:end-glue-point="4" svg:d="M7812 13900h-2062v600" svg:viewBox="0 0 2063 601">
          <text:p/>
        </draw:connector>
        <draw:connector draw:style-name="gr12" draw:text-style-name="P5" xml:id="id9" draw:id="id9" draw:layer="layout" svg:x1="12.062cm" svg:y1="13.9cm" svg:x2="5.75cm" svg:y2="15.75cm" draw:start-shape="id7" draw:start-glue-point="7" draw:end-shape="id8" draw:end-glue-point="6" svg:d="M12062 13900h502v2352h-6814v-502" svg:viewBox="0 0 6815 2353">
          <text:p/>
        </draw:connector>
        <draw:connector draw:style-name="gr13" draw:text-style-name="P5" draw:layer="layout" draw:line-skew="-0.526cm" svg:x1="12.564cm" svg:y1="16.252cm" svg:x2="9.937cm" svg:y2="17.3cm" draw:start-shape="id9" draw:start-glue-point="0" draw:end-shape="id10" draw:end-glue-point="4" svg:d="M12564 16252v-2h-2627v1050" svg:viewBox="0 0 2628 1051">
          <text:p/>
        </draw:connector>
        <draw:custom-shape draw:style-name="gr5" draw:text-style-name="P2" xml:id="id10" draw:id="id10" draw:layer="layout" svg:width="4.25cm" svg:height="1.7cm" svg:x="7.812cm" svg:y="17.3cm">
          <text:p text:style-name="P1">c &gt; 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11" draw:id="id11" draw:layer="layout" svg:width="2.5cm" svg:height="1.25cm" svg:x="4.5cm" svg:y="18.75cm">
          <text:p text:style-name="P6">i = i 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5" draw:layer="layout" svg:x1="7.812cm" svg:y1="18.15cm" svg:x2="5.75cm" svg:y2="18.75cm" draw:start-shape="id10" draw:start-glue-point="5" draw:end-shape="id11" draw:end-glue-point="4" svg:d="M7812 18150h-2062v600" svg:viewBox="0 0 2063 601">
          <text:p/>
        </draw:connector>
        <draw:connector draw:style-name="gr12" draw:text-style-name="P5" xml:id="id12" draw:id="id12" draw:layer="layout" draw:line-skew="0cm 0.248cm" svg:x1="12.062cm" svg:y1="18.15cm" svg:x2="5.75cm" svg:y2="20cm" draw:start-shape="id10" draw:start-glue-point="7" draw:end-shape="id11" draw:end-glue-point="6" svg:d="M12062 18150h502v2600h-6814v-750" svg:viewBox="0 0 6815 2601">
          <text:p/>
        </draw:connector>
        <draw:connector draw:style-name="gr13" draw:text-style-name="P5" draw:layer="layout" draw:line-skew="-1.003cm 3.101cm" svg:x1="12.564cm" svg:y1="20.75cm" svg:x2="9.937cm" svg:y2="21.5cm" draw:start-shape="id12" draw:start-glue-point="0" draw:end-shape="id13" draw:end-glue-point="4" svg:d="M12564 20750h-502-2125v750" svg:viewBox="0 0 2628 751">
          <text:p/>
        </draw:connector>
        <draw:custom-shape draw:style-name="gr14" draw:text-style-name="P4" xml:id="id14" draw:id="id14" draw:layer="layout" svg:width="5.85cm" svg:height="2.5cm" svg:x="1.75cm" svg:y="24cm">
          <text:p text:style-name="P3"><text:span text:style-name="T1">«Кол-во пол. Чис. =» <text:s/>i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4" xml:id="id15" draw:id="id15" draw:layer="layout" svg:width="5.85cm" svg:height="2.5cm" svg:x="12cm" svg:y="24cm">
          <text:p text:style-name="P3"><text:span text:style-name="T1">«Пол. чис. нет»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5" draw:layer="layout" svg:x1="7.812cm" svg:y1="22.625cm" svg:x2="4.675cm" svg:y2="24cm" draw:start-shape="id13" draw:start-glue-point="5" draw:end-shape="id14" draw:end-glue-point="5" svg:d="M7812 22625h-3137v1375" svg:viewBox="0 0 3138 1376">
          <text:p/>
        </draw:connector>
        <draw:connector draw:style-name="gr16" draw:text-style-name="P5" draw:layer="layout" svg:x1="12.062cm" svg:y1="22.625cm" svg:x2="15.51cm" svg:y2="24cm" draw:start-shape="id13" draw:start-glue-point="7" draw:end-shape="id15" draw:end-glue-point="4" svg:d="M12062 22625h3448v1375" svg:viewBox="0 0 3449 1376">
          <text:p/>
        </draw:connector>
        <draw:connector draw:style-name="gr12" draw:text-style-name="P5" xml:id="id16" draw:id="id16" draw:layer="layout" svg:x1="4.675cm" svg:y1="26.5cm" svg:x2="14.925cm" svg:y2="26.5cm" draw:start-shape="id14" draw:start-glue-point="8" draw:end-shape="id15" draw:end-glue-point="8" svg:d="M4675 26500v502h10250v-502" svg:viewBox="0 0 10251 503">
          <text:p/>
        </draw:connector>
        <draw:connector draw:style-name="gr17" draw:text-style-name="P5" draw:layer="layout" draw:type="line" svg:x1="9.8cm" svg:y1="27.002cm" svg:x2="9.8cm" svg:y2="28.15cm" draw:start-shape="id16" draw:start-glue-point="0" draw:end-shape="id17" draw:end-glue-point="4" svg:d="M9800 27002v1148" svg:viewBox="0 0 1 114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0:33:23.859623261</meta:creation-date>
    <dc:date>2023-09-27T12:36:22.743263506</dc:date>
    <meta:editing-duration>PT49M10S</meta:editing-duration>
    <meta:editing-cycles>70</meta:editing-cycles>
    <meta:generator>LibreOffice/7.6.1.2$Linux_X86_64 LibreOffice_project/f5defcebd022c5bc36bbb79be232cb6926d8f674</meta:generator>
    <meta:document-statistic meta:object-count="29"/>
  </office:meta>
</office:document-meta>
</file>